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1"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2" style:family="paragraph" style:parent-style-name="Text_20_body">
      <style:paragraph-properties fo:text-align="justify" style:justify-single-word="false"/>
      <style:text-properties fo:language="ru" fo:country="RU" fo:font-weight="bold" style:font-weight-asian="bold" style:font-weight-complex="bold"/>
    </style:style>
    <style:style style:name="P13" style:family="paragraph" style:parent-style-name="Text_20_body">
      <style:paragraph-properties fo:text-align="justify" style:justify-single-word="false"/>
      <style:text-properties fo:language="ru" fo:country="RU" fo:background-color="#00ccff"/>
    </style:style>
    <style:style style:name="P14" style:family="paragraph" style:parent-style-name="Text_20_body">
      <style:paragraph-properties fo:text-align="justify" style:justify-single-word="false"/>
      <style:text-properties fo:language="ru" fo:country="RU" fo:background-color="#ffffff"/>
    </style:style>
    <style:style style:name="P15" style:family="paragraph" style:parent-style-name="Text_20_body">
      <style:paragraph-properties fo:text-align="end" style:justify-single-word="false"/>
      <style:text-properties fo:language="ru" fo:country="RU"/>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ab-stops>
          <style:tab-stop style:position="19.029cm"/>
        </style:tab-stops>
      </style:paragraph-properties>
    </style:style>
    <style:style style:name="P19" style:family="paragraph" style:parent-style-name="Text_20_body">
      <style:paragraph-properties fo:text-align="justify" style:justify-single-word="false"/>
      <style:text-properties fo:color="#0000ff"/>
    </style:style>
    <style:style style:name="P20" style:family="paragraph" style:parent-style-name="Text_20_body">
      <style:paragraph-properties fo:text-align="justify" style:justify-single-word="false"/>
      <style:text-properties fo:font-style="italic" style:font-style-asian="italic" style:font-style-complex="italic"/>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text-align="justify" style:justify-single-word="false"/>
      <style:text-properties fo:language="en" fo:country="US"/>
    </style:style>
    <style:style style:name="P23" style:family="paragraph" style:parent-style-name="Text_20_body">
      <style:paragraph-properties fo:text-align="center" style:justify-single-word="false"/>
      <style:text-properties fo:language="en" fo:country="US"/>
    </style:style>
    <style:style style:name="P24" style:family="paragraph" style:parent-style-name="Text_20_body">
      <style:paragraph-properties fo:text-align="justify" style:justify-single-word="false"/>
      <style:text-properties fo:language="en" fo:country="US" fo:background-color="#ffff00"/>
    </style:style>
    <style:style style:name="P25" style:family="paragraph" style:parent-style-name="Text_20_body">
      <style:paragraph-properties fo:text-align="justify" style:justify-single-word="false"/>
      <style:text-properties fo:language="uk" fo:country="UA"/>
    </style:style>
    <style:style style:name="P26"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27" style:family="paragraph" style:parent-style-name="Text_20_body">
      <style:paragraph-properties fo:text-align="justify" style:justify-single-word="false"/>
      <style:text-properties fo:color="#c9211e" fo:language="ru" fo:country="RU"/>
    </style:style>
    <style:style style:name="P28"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29"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0" style:family="paragraph" style:parent-style-name="Quotations">
      <style:text-properties fo:language="ru" fo:country="RU"/>
    </style:style>
    <style:style style:name="P31"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35" style:family="paragraph" style:parent-style-name="Standard">
      <style:paragraph-properties fo:margin-left="0cm" fo:margin-right="0cm" fo:text-align="justify" style:justify-single-word="false" fo:text-indent="0.499cm" style:auto-text-indent="false"/>
      <style:text-properties fo:language="ru" fo:country="RU"/>
    </style:style>
    <style:style style:name="P36" style:family="paragraph" style:parent-style-name="Standard">
      <style:paragraph-properties fo:text-align="justify" style:justify-single-word="false"/>
      <style:text-properties fo:language="ru" fo:country="RU"/>
    </style:style>
    <style:style style:name="P37"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40"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41" style:family="paragraph" style:parent-style-name="Heading_20_1">
      <style:paragraph-properties fo:text-align="justify" style:justify-single-word="false"/>
    </style:style>
    <style:style style:name="P42" style:family="paragraph" style:parent-style-name="Heading_20_1">
      <style:paragraph-properties fo:text-align="center" style:justify-single-word="false"/>
    </style:style>
    <style:style style:name="P43" style:family="paragraph" style:parent-style-name="Heading_20_1" style:master-page-name="MP0">
      <style:paragraph-properties fo:text-align="center" style:justify-single-word="false" style:page-number="auto" fo:break-before="page"/>
      <style:text-properties fo:language="ru" fo:country="RU"/>
    </style:style>
    <style:style style:name="P44" style:family="paragraph" style:parent-style-name="Heading_20_2">
      <style:paragraph-properties fo:text-align="center" style:justify-single-word="false"/>
      <style:text-properties fo:language="ru" fo:country="RU"/>
    </style:style>
    <style:style style:name="P45" style:family="paragraph" style:parent-style-name="Heading_20_2">
      <style:paragraph-properties fo:text-align="center" style:justify-single-word="false"/>
    </style:style>
    <style:style style:name="P46"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47" style:family="paragraph" style:parent-style-name="Text_20_body">
      <style:text-properties fo:language="ru" fo:country="RU"/>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background-color="#ffffff"/>
    </style:style>
    <style:style style:name="T8" style:family="text">
      <style:text-properties fo:language="ru" fo:country="RU" fo:font-weight="bold" style:font-weight-asian="bold" style:font-weight-complex="bold"/>
    </style:style>
    <style:style style:name="T9" style:family="text">
      <style:text-properties fo:language="ru" fo:country="RU" fo:background-color="#ff00cc"/>
    </style:style>
    <style:style style:name="T10" style:family="text">
      <style:text-properties fo:language="ru" fo:country="RU" fo:background-color="#00ccff"/>
    </style:style>
    <style:style style:name="T11" style:family="text">
      <style:text-properties fo:color="#0000ff"/>
    </style:style>
    <style:style style:name="T12" style:family="text">
      <style:text-properties fo:color="#0000ff" fo:language="ru" fo:country="RU"/>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fo:language="ru" fo:country="RU" style:font-size-asian="12pt" style:font-size-complex="12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background-color="#ffff00"/>
    </style:style>
    <style:style style:name="T18" style:family="text">
      <style:text-properties fo:language="uk" fo:country="UA"/>
    </style:style>
    <style:style style:name="T19" style:family="text">
      <style:text-properties style:text-line-through-style="solid" fo:language="ru" fo:country="RU" style:text-underline-mode="continuous" style:text-overline-mode="continuous" style:text-line-through-mode="continuous"/>
    </style:style>
    <style:style style:name="T20" style:family="text">
      <style:text-properties style:text-line-through-style="solid" fo:language="ru" fo:country="RU" style:text-underline-mode="continuous" style:text-overline-mode="continuous" style:text-line-through-mode="continuous" fo:background-color="#ffff00"/>
    </style:style>
    <style:style style:name="T21" style:family="text">
      <style:text-properties style:text-line-through-style="solid" fo:language="ru" fo:country="RU" style:text-underline-mode="continuous" style:text-overline-mode="continuous" style:text-line-through-mode="continuous" fo:background-color="#00ccff"/>
    </style:style>
    <style:style style:name="T22" style:family="text">
      <style:text-properties fo:color="#c9211e" fo:language="ru" fo:country="RU"/>
    </style:style>
    <style:style style:name="T23" style:family="text">
      <style:text-properties fo:language="en" fo:country="US"/>
    </style:style>
    <style:style style:name="T24" style:family="text">
      <style:text-properties style:use-window-font-color="true" fo:language="ru" fo:country="RU" fo:font-style="normal" style:font-style-asian="normal" style:font-style-complex="normal"/>
    </style:style>
    <style:style style:name="T25" style:family="text">
      <style:text-properties style:use-window-font-color="true" fo:language="ru" fo:country="RU" fo:font-style="normal" fo:background-color="#ffff00" style:font-style-asian="normal" style:font-style-complex="normal"/>
    </style:style>
    <style:style style:name="T26" style:family="text">
      <style:text-properties style:use-window-font-color="true" fo:font-style="normal" style:font-style-asian="normal" style:font-style-complex="normal"/>
    </style:style>
    <style:style style:name="T27" style:family="text">
      <style:text-properties style:use-window-font-color="true" fo:language="en" fo:country="U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Семь вечностей</text:h>
      <text:p text:style-name="P2">(ниспадающее безумие)</text:p>
      <text:p text:style-name="P15">Война. Война никогда не меняется.</text:p>
      <text:p text:style-name="P16"><text:span text:style-name="Default_20_Paragraph_20_Font"><text:span text:style-name="T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text:span></text:span>Привет, друзья… Вечность не виделись…)</text:p>
      <text:p text:style-name="P2">Заставка каждой главы – общая картина (половина головы – окаменевающая Сел, половина - Хэвэн), потихоньку складывающаяся из паззлов</text:p>
      <text:p text:style-name="P2"/>
      <text:p text:style-name="P3">(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44" text:outline-level="2">1</text:h>
      <text:p text:style-name="P17"><text:span text:style-name="Default_20_Paragraph_20_Font"><text:span text:style-name="T12">009 </text:span></text:span><text:span text:style-name="Default_20_Paragraph_20_Font"><text:span text:style-name="T11">Sound</text:span></text:span><text:span text:style-name="Default_20_Paragraph_20_Font"><text:span text:style-name="T12"> </text:span></text:span><text:span text:style-name="Default_20_Paragraph_20_Font"><text:span text:style-name="T11">System</text:span></text:span><text:span text:style-name="Default_20_Paragraph_20_Font"><text:span text:style-name="T12"> – </text:span></text:span><text:span text:style-name="Default_20_Paragraph_20_Font"><text:span text:style-name="T11">DreamScape</text:span></text:span><text:span text:style-name="Default_20_Paragraph_20_Font"><text:span text:style-name="T12"> (</text:span></text:span><text:a xlink:type="simple" xlink:href="https://www.youtube.com/watch?v=TKfS5zVfGBc" office:target-frame-name="_top" xlink:show="replace" text:style-name="Internet_20_link" text:visited-style-name="Visited_20_Internet_20_Link"><text:span text:style-name="Default_20_Paragraph_20_Font"><text:span text:style-name="T11">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zVfGBc</text:span></text:span></text:a><text:span text:style-name="Default_20_Paragraph_20_Font"><text:span text:style-name="T12">)</text:span></text:span></text:p>
      <text:p text:style-name="P19">Pink Floyd “Another Brick In The Wall”</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text:p>
      <text:p text:style-name="P3"/>
      <text:p text:style-name="P3">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
      <text:p text:style-name="P3"><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Пододвинув судно одной рукой к себе поближе, я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17"><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41" text:outline-level="1"><text:span text:style-name="Default_20_Paragraph_20_Font"><text:span text:style-name="T13">Mark</text:span></text:span><text:span text:style-name="Default_20_Paragraph_20_Font"><text:span text:style-name="T14"> </text:span></text:span><text:span text:style-name="Default_20_Paragraph_20_Font"><text:span text:style-name="T13">Knopfler</text:span></text:span><text:span text:style-name="Default_20_Paragraph_20_Font"><text:span text:style-name="T14"> - </text:span></text:span><text:span text:style-name="Default_20_Paragraph_20_Font"><text:span text:style-name="T13">Marbletown</text:span></text:span><text:span text:style-name="Default_20_Paragraph_20_Font"><text:span text:style-name="T14"> - </text:span></text:span><text:span text:style-name="Default_20_Paragraph_20_Font"><text:span text:style-name="T13">C</text:span></text:span><text:span text:style-name="Default_20_Paragraph_20_Font"><text:span text:style-name="T14">ó</text:span></text:span><text:span text:style-name="Default_20_Paragraph_20_Font"><text:span text:style-name="T13">rdoba</text:span></text:span><text:span text:style-name="Default_20_Paragraph_20_Font"><text:span text:style-name="T14"> 2010</text:span></text:span></text:h>
      <text:p text:style-name="P3"/>
      <text:p text:style-name="P17"><text:span text:style-name="Default_20_Paragraph_20_Font"><text:span text:style-name="T1">Джет нетерпеливо толкает меня копытом в плечо. &lt;</text:span></text:span><text:span text:style-name="Default_20_Paragraph_20_Font"><text:span text:style-name="T2">Её полное имя – Рэйнбоу Джет</text:span></text:span><text:span text:style-name="Default_20_Paragraph_20_Font"><text:span text:style-name="T1">&gt;</text:span></text:span></text:p>
      <text:p text:style-name="P17"><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7"><text:soft-page-break/><text:span text:style-name="Default_20_Paragraph_20_Font"><text:span text:style-name="T1">&lt;</text:span></text:span><text:span text:style-name="Default_20_Paragraph_20_Font"><text:span text:style-name="T2">одеяло?</text:span></text:span><text:span text:style-name="Default_20_Paragraph_20_Font"><text:span text:style-name="T1">&gt;</text:span></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17"><text:span text:style-name="Default_20_Paragraph_20_Font"><text:span text:style-name="T1">Три дня! Три грёбаных дня мы скрытно пробираемся к проклятой </text:span></text:span><text:span text:style-name="Default_20_Paragraph_20_Font"><text:span text:style-name="T2">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3"/>
      <text:p text:style-name="P17"><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2">на рассвете и возвращается до полдня,</text:span></text:span><text:span text:style-name="Default_20_Paragraph_20_Font"><text:span text:style-name="T1"> строго по расписанию. И если затаиться в </text:span></text:span><text:span text:style-name="Default_20_Paragraph_20_Font"><text:span text:style-name="T2">эти часы</text:span></text:span><text:span text:style-name="Default_20_Paragraph_20_Font"><text:span text:style-name="T1"> 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5">Нет, Агамемнон – ерунда. За нами. Гонятся. Чёртовы. Чокнутые. Пони.</text:p>
      <text:p text:style-name="P5"/>
      <text:p text:style-name="P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
      <text:p text:style-name="P5">Ну вот кто заставил тебя улыбаться Дейдре, Хуман? Ведь всё так неплохо шло…</text:p>
      <text:p text:style-name="P3"/>
      <text:p text:style-name="P2">***</text:p>
      <text:p text:style-name="P3">...</text:p>
      <text:p text:style-name="P17"><text:soft-page-break/><text:span text:style-name="Default_20_Paragraph_20_Font"><text:span text:style-name="T1">- Привет, красавчики! &lt;</text:span></text:span><text:span text:style-name="Default_20_Paragraph_20_Font"><text:span text:style-name="T2">Развернуть характер Эпплхэт и её маленькой сестры Лейлы</text:span></text:span><text:span text:style-name="Default_20_Paragraph_20_Font"><text:span text:style-name="T1">&gt;</text:span></text:span></text:p>
      <text:p text:style-name="P3"/>
      <text:p text:style-name="P3">Мы обернулись на голос и узрели с полдюжины копий, чуть ли не уткнувшихся нам в носы.</text:p>
      <text:p text:style-name="P3"/>
      <text:p text:style-name="P3">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3"/>
      <text:p text:style-name="P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3"/>
      <text:p text:style-name="P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7"><text:span text:style-name="Default_20_Paragraph_20_Font"><text:span text:style-name="T1">В незащищённую бронёй шею Джет упиралось копьё крохотной поньки с гривой ёршиком. &lt;</text:span></text:span><text:span text:style-name="Default_20_Paragraph_20_Font"><text:span text:style-name="T2">Развернуть характер Лейлы Твердолоб</text:span></text:span><text:span text:style-name="Default_20_Paragraph_20_Font"><text:span text:style-name="T1">&gt;</text:span></text:span></text:p>
      <text:p text:style-name="P3"/>
      <text:p text:style-name="P3">- Хорошая попытка, летун, - расплылась в ехидной улыбке малютка, - но устраивать засады нас учат с младенчества. Крылатым этого не понять, правда?</text:p>
      <text:p text:style-name="P3"/>
      <text:p text:style-name="P3">Тут я заметил, что крыльев у этих оборванцев не наблюдается.</text:p>
      <text:p text:style-name="P3"/>
      <text:p text:style-name="P17"><text:span text:style-name="Default_20_Paragraph_20_Font"><text:span text:style-name="T1">-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text:span><text:span text:style-name="Default_20_Paragraph_20_Font"><text:span text:style-name="T2">Шляпа с яблоком</text:span></text:span><text:span text:style-name="Default_20_Paragraph_20_Font"><text:span text:style-name="T1">&gt; - Не пытайтесь уйти, красавчики. Мы ведь можем и рассердиться. А когда мы сердимся, мы связываем пленников.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span></text:span></text:p>
      <text:p text:style-name="P3"/>
      <text:p text:style-name="P3">Та мрачно стояла, сцепив зубы.</text:p>
      <text:p text:style-name="P3"/>
      <text:p text:style-name="P17"><text:span text:style-name="Default_20_Paragraph_20_Font"><text:span text:style-name="T1">-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text:span><text:span text:style-name="Default_20_Paragraph_20_Font"><text:span text:style-name="T2">С него вы ничего не получите, лучше отпустите. Вы же не трогаете жеребят</text:span></text:span><text:span text:style-name="Default_20_Paragraph_20_Font"><text:span text:style-name="T1">?</text:span></text:span></text:p>
      <text:p text:style-name="P3"/>
      <text:p text:style-name="P3">Её собеседница только хмыкнула.</text:p>
      <text:p text:style-name="P3"/>
      <text:p text:style-name="P3"><text:soft-page-break/>- Хорош жеребёнок - ягодицы, что у ломовика! - она задумалась. - Так. Летуна – на кухню. А этого… красавчика – к Дейдре.</text:p>
      <text:p text:style-name="P17"><text:span text:style-name="Default_20_Paragraph_20_Font"><text:span text:style-name="T1">&lt;</text:span></text:span><text:span text:style-name="Default_20_Paragraph_20_Font"><text:span text:style-name="T2">больше быта племени</text:span></text:span><text:span text:style-name="Default_20_Paragraph_20_Font"><text:span text:style-name="T1">&gt;</text:span></text:span></text:p>
      <text:p text:style-name="P2">…</text:p>
      <text:p text:style-name="P2"/>
      <text:p text:style-name="P3">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3"/>
      <text:p text:style-name="P3">…</text:p>
      <text:p text:style-name="P3"/>
      <text:p text:style-name="P17"><text:span text:style-name="Default_20_Paragraph_20_Font"><text:span text:style-name="T1">- Эй, но я же не пони! Какой вам от меня прок в таком </text:span></text:span><text:span text:style-name="Default_20_Paragraph_20_Font"><text:span text:style-name="T2">идиотском</text:span></text:span><text:span text:style-name="Default_20_Paragraph_20_Font"><text:span text:style-name="T1">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3"/>
      <text:p text:style-name="P17"><text:span text:style-name="Default_20_Paragraph_20_Font"><text:span text:style-name="T1">Я аж передёрнул плечами. </text:span></text:span><text:span text:style-name="Default_20_Paragraph_20_Font"><text:span text:style-name="T2">Конеёбство</text:span></text:span><text:span text:style-name="Default_20_Paragraph_20_Font"><text:span text:style-name="T1"> – это, явно, не то занятие, чем ты занимался в прошлом и хотел бы заниматься в будущем, Хуман!</text:span></text:span></text:p>
      <text:p text:style-name="P3">Поняха с недоверием смотрела на меня.</text:p>
      <text:p text:style-name="P3"/>
      <text:p text:style-name="P3">- Хум, ты прикалываешься? Или та поломаная пегаска таки права, и ты действительно ничего не помнишь?</text:p>
      <text:p text:style-name="P3"/>
      <text:p text:style-name="P3">Понька принялась загибать копыта, делая сброс через каждую пару:</text:p>
      <text:p text:style-name="P3"/>
      <text:p text:style-name="P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3"/>
      <text:p text:style-name="P3">…Я истерически рассмеялся…</text:p>
      <text:p text:style-name="P3"/>
      <text:p text:style-name="P17"><text:span text:style-name="Default_20_Paragraph_20_Font"><text:span text:style-name="T1">- Во-вторых, шанс получения потомства можно поднять с помощью магического ритуала “</text:span></text:span>Pornis<text:span text:style-name="Default_20_Paragraph_20_Font"><text:span text:style-name="T1"> </text:span></text:span>erektus<text:span text:style-name="Default_20_Paragraph_20_Font"><text:span text:style-name="T1">”,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2">У меня есть подруга из единорогов, только ты не говори никому, это тайна!</text:span></text:span><text:span text:style-name="Default_20_Paragraph_20_Font"><text:span text:style-name="T1"> Хотя, может, ты умеешь магичить, Хум?</text:span></text:span></text:p>
      <text:p text:style-name="P3"><text:soft-page-break/></text:p>
      <text:p text:style-name="P3">Поняха с надеждой посмотрела на меня. Я с огромным облегчением отрицательно помотал головой.</text:p>
      <text:p text:style-name="P3"/>
      <text:p text:style-name="P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3"/>
      <text:p text:style-name="P3">Дейдра мечтательно вздохнула.</text:p>
      <text:p text:style-name="P3"/>
      <text:p text:style-name="P3">-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3"/>
      <text:p text:style-name="P3">Я упорно помотал головой. Дейдра пристально уставилась на меня, пытаясь рассмотреть мой талант. Наконец она ухмыльнулась кривой улыбкой.</text:p>
      <text:p text:style-name="P3"/>
      <text:p text:style-name="P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3"/>
      <text:p text:style-name="P3">- Путешествия, это уже что-то. Мне совершенно случайно нужно в Дрогонштерн, - наконец, подал голос я.</text:p>
      <text:p text:style-name="P3">-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3">-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3"/>
      <text:p text:style-name="P3">Розовая поняха заметно поскучнела.</text:p>
      <text:p text:style-name="P3"/>
      <text:p text:style-name="P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3">Я улыбнулся и понимающе покачал головой. Всё-таки между людьми и пони намного больше общего, чем тебе казалось, Хуман!</text:p>
      <text:p text:style-name="P3">Дейдра уныло свесила голову.</text:p>
      <text:p text:style-name="P3"/>
      <text:p text:style-name="P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3"/>
      <text:p text:style-name="P3">Розовая кобылка вновь сжала зубами горлышко и запрокинула бутылку. Послышалось долгое бульканье.</text:p>
      <text:p text:style-name="P3"/>
      <text:p text:style-name="P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3"/>
      <text:p text:style-name="P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3">Кобылка завела глаза, сложила губы бантиком и произнесла фальцетом:</text:p>
      <text:p text:style-name="P3"/>
      <text:p text:style-name="P3">-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text:soft-page-break/></text:p>
      <text:p text:style-name="P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3"/>
      <text:p text:style-name="P17"><text:span text:style-name="Default_20_Paragraph_20_Font"><text:span text:style-name="T1">-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Хр-р-р…</text:p>
      <text:p text:style-name="P17"/>
      <text:p text:style-name="P3">Вместе с храпом изо рта самой великой пиратки вылетело три розовых пузыря. Поняха явно перебрала с алкоголем.</text:p>
      <text:p text:style-name="P3"/>
      <text:p text:style-name="P2">…</text:p>
      <text:p text:style-name="P2"/>
      <text:p text:style-name="P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3"/>
      <text:p text:style-name="P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3">- Джет… Джет… Да вставай же, засоня! - я громко шептал в ухо спящей пегаске, легонько похлопывая по шее.</text:p>
      <text:p text:style-name="P17"><text:span text:style-name="Default_20_Paragraph_20_Font"><text:span text:style-name="T1">- Мн-мн-хррр, - сонно чавкала пегаска, пуская слюни. - Гороховый суп закончился. </text:span></text:span>Пюре будет через полчаса. Не ломайте лавки, пожалуйста… А? <text:span text:style-name="Default_20_Paragraph_20_Font"><text:span text:style-name="T1">Что?</text:span></text:span></text:p>
      <text:p text:style-name="P3"/>
      <text:p text:style-name="P3">Я шёлкнул пегаску по носу.</text:p>
      <text:p text:style-name="P3">- Вставай! Надо сматываться. Дейдра хочет сделать меня своим фаворитом. У меня плохие предчувствия на этот счёт.</text:p>
      <text:p text:style-name="P3"/>
      <text:p text:style-name="P3">Пегаска поднялась, потирая нос копытом. Рваное одеяло сползло с её тела и в нос мне ударил кислый запах.</text:p>
      <text:p text:style-name="P17"><text:span text:style-name="Default_20_Paragraph_20_Font"><text:span text:style-name="T1">- </text:span></text:span><text:span text:style-name="Default_20_Paragraph_20_Font"><text:span text:style-name="T2">Тут что, докторов нет? Неужели нельзя было нормально сделать</text:span></text:span><text:span text:style-name="Default_20_Paragraph_20_Font"><text:span text:style-name="T1">? - я указал на покалеченное крыло, примотанное к телу рваной тряпкой.</text:span></text:span></text:p>
      <text:p text:style-name="P3"><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3"/>
      <text:p text:style-name="P3">…</text:p>
      <text:p text:style-name="P3"/>
      <text:p text:style-name="P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3"/>
      <text:p text:style-name="P3">Есть только одно маленькое “но”.</text:p>
      <text:p text:style-name="P3">Эти двадцать шагов заполнены валяющимися вповалку, храпящими, чмокающими, сопящими и дёргающимися во сне пони.</text:p>
      <text:p text:style-name="P3"/>
      <text:p text:style-name="P3">- Ты чего остановился? - пихнула меня головой в спину Джет. - Надо торопиться, пока не рассвело!</text:p>
      <text:p text:style-name="P3"/>
      <text:p text:style-name="P3">Я обреченно вздохнул, выбрал на полу место, свободное от понеконечностей и поставил туда ногу.</text:p>
      <text:p text:style-name="P3">Почти попал. Светло-коричневая пони ойкнула и сжалась во сне, когда я наступил ей на хвост.</text:p>
      <text:p text:style-name="P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3"/>
      <text:p text:style-name="P3">Позади меня послышалось топанье, череда взвизгиваний и возни, нарастающая, подобно прибою.</text:p>
      <text:p text:style-name="P3">Джет невозмутимо торила свой путь прямо по ногам, туловищам и хвостам распластавшихся на полу пони.</text:p>
      <text:p text:style-name="P3"/>
      <text:p text:style-name="P3">- Ты рехнулась? - зашипел на неё я, - надо ж осторожно!</text:p>
      <text:p text:style-name="P3">- Ну, раз ты так хочешь, - пожала плечами пегаска и осторожно поставила ногу на голову пони, сосущей во сне собственное копыто.</text:p>
      <text:p text:style-name="P3"/>
      <text:p text:style-name="P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3"/>
      <text:p text:style-name="P3">Я остервенело дёргал ручку двери, ощущая затылком просыпающийся зал.</text:p>
      <text:p text:style-name="P3">- Закрыто, блин! - я дёрнул ещё сильнее и приложился задницой о пол, сжимая в руке оторванную ручку.</text:p>
      <text:p text:style-name="P3"><text:soft-page-break/></text:p>
      <text:p text:style-name="P3">- Хум, подвинься!</text:p>
      <text:p text:style-name="P3">Пегаска оттеснила меня крупом и повернулась к двери задом.</text:p>
      <text:p text:style-name="P3"/>
      <text:p text:style-name="P3">БАБАХ!!!</text:p>
      <text:p text:style-name="P3"/>
      <text:p text:style-name="P3">Я ошалело смотрел на дверь, вылетевшую вместе с косяком во двор.</text:p>
      <text:p text:style-name="P3"/>
      <text:p text:style-name="P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 Ага. - ухмыльнулась Джет. - Я — крутая! По заднему джебу мне нет равных на нашем облаке и двух соседних!</text:p>
      <text:p text:style-name="P3">- То же мне — крутая! - донеслось откуда-то снизу. - Да я смогла бы выбить эту дверь лбом! Она всё равно кое-как сляпана из обломков скамеек!</text:p>
      <text:p text:style-name="P3"/>
      <text:p text:style-name="P3">Мои ноги обнимала Дейдра, улыбаясь мне хищной улыбкой.</text:p>
      <text:p text:style-name="P3"/>
      <text:p text:style-name="P3">- И, кстати, чтобы открыть её, достаточно было просто отодвинуть засов.</text:p>
      <text:p text:style-name="P3"/>
      <text:p text:style-name="P3">В забеге на первенство тупости ты уверенно догоняешь пегаску, Хуман!</text:p>
      <text:p text:style-name="P3">Я криво улыбнулся Дейдре.</text:p>
      <text:p text:style-name="P3"/>
      <text:p text:style-name="P17"><text:span text:style-name="Default_20_Paragraph_20_Font"><text:span text:style-name="T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Отстань, пожалуйста…</text:p>
      <text:p text:style-name="P17"/>
      <text:p text:style-name="P3">Я сразу понял, что улыбаться Дейдре было плохой идеей. Поняха состроила щенячьи глаза и усилила и без того стальную хватку вокруг моих ног.</text:p>
      <text:p text:style-name="P3"/>
      <text:p text:style-name="P3">- Не бросай меня, Хум! Мне тут так скууучнооо!</text:p>
      <text:p text:style-name="P3"/>
      <text:p text:style-name="P3">Губы её задрожжали, как будто она собралась зареветь.</text:p>
      <text:p text:style-name="P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text:soft-page-break/></text:p>
      <text:p text:style-name="P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
      <text:p text:style-name="P3">- Ммммфффф! - отвечала ей Джет.</text:p>
      <text:p text:style-name="P3"/>
      <text:p text:style-name="P3">Диалог прервался взвизгом и плеском воды. Наконец-то я почувствовал свои ноги свободными!</text:p>
      <text:p text:style-name="P3"/>
      <text:p text:style-name="P2">***</text:p>
      <text:p text:style-name="P3"/>
      <text:p text:style-name="P3">- Ты опять за своё! - крик Джет прямо в ухо перемешивает все воспоминания. - Выныривай! Они уже совсем близко!!!</text:p>
      <text:p text:style-name="P3"/>
      <text:p text:style-name="P3">Я содрогаюсь, вскакиваю с земли и машинально забрасываю мешок на плёчо.</text:p>
      <text:p text:style-name="P3"/>
      <text:p text:style-name="P3">- Идём.</text:p>
      <text:p text:style-name="P3"/>
      <text:h text:style-name="P44" text:outline-level="2">2</text:h>
      <text:p text:style-name="P3"/>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text:soft-page-break/>-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17"><text:span text:style-name="Default_20_Paragraph_20_Font"><text:span text:style-name="T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text:span><text:span text:style-name="Default_20_Paragraph_20_Font"><text:span text:style-name="T2">Смысл речи Папы?</text:span></text:span><text:span text:style-name="Default_20_Paragraph_20_Font"><text:span text:style-name="T1">&gt;</text:span></text:span></text:p>
      <text:p text:style-name="P3"/>
      <text:p text:style-name="P7">…шшш…</text:p>
      <text:p text:style-name="P17"><text:span text:style-name="Default_20_Paragraph_20_Font"><text:span text:style-name="T16">sanctificetur</text:span></text:span><text:span text:style-name="Default_20_Paragraph_20_Font"><text:span text:style-name="T4"> </text:span></text:span><text:span text:style-name="Default_20_Paragraph_20_Font"><text:span text:style-name="T16">nomen</text:span></text:span><text:span text:style-name="Default_20_Paragraph_20_Font"><text:span text:style-name="T4"> </text:span></text:span><text:span text:style-name="Default_20_Paragraph_20_Font"><text:span text:style-name="T16">tuum</text:span></text:span><text:span text:style-name="Default_20_Paragraph_20_Font"><text:span text:style-name="T4">;</text:span></text:span></text:p>
      <text:p text:style-name="P20">adveniat regnum tuum;</text:p>
      <text:p text:style-name="P20">fiat voluntas tua, sicut in caelo et in terra…</text:p>
      <text:p text:style-name="P20">…хрррсссшшш…</text:p>
      <text:p text:style-name="P20">ne nuclear bellum. Amen</text:p>
      <text:p text:style-name="P20">…шшшссс…</text:p>
      <text:p text:style-name="P20"/>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Я уже открывал дверь в палату, когда услышал лениво брошенное в спину замечание.</text:p>
      <text:p text:style-name="P3"/>
      <text:p text:style-name="P17"><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17"><text:soft-page-break/></text:p>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7"><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У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17"><text:soft-page-break/><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text:span></text:span><text:span text:style-name="Default_20_Paragraph_20_Font"><text:span text:style-name="T1">величаво начинает свой путь по великому каньону. 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2">неделю</text:span></text:span><text:span text:style-name="Default_20_Paragraph_20_Font"><text:span text:style-name="T1"> назад. Дым от привала преследователей не виден уже последние два дня. Я спускаюсь вниз и спрыгиваю с нижней ветки на землю.</text:span></text:span></text:p>
      <text:p text:style-name="P3"/>
      <text:p text:style-name="P3">- Таки оторвались. Но впереди обрыв. Надо думать, как спуститься.</text:p>
      <text:p text:style-name="P3"/>
      <text:p text:style-name="P17"><text:span text:style-name="Default_20_Paragraph_20_Font"><text:span text:style-name="T1">Джет виновато смотрит на меня. Вот глупая пегаска! Она </text:span></text:span><text:span text:style-name="Default_20_Paragraph_20_Font"><text:span text:style-name="T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17"><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text:span><text:span text:style-name="Default_20_Paragraph_20_Font"><text:span text:style-name="T2">пещера Оникса</text:span></text:span><text:span text:style-name="Default_20_Paragraph_20_Font"><text:span text:style-name="T1">.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span></text:span></text:p>
      <text:p text:style-name="P3"><text:soft-page-break/></text:p>
      <text:p text:style-name="P3">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щит!!! М-м-мамочка…</text:p>
      <text:p text:style-name="P3">…</text:p>
      <text:p text:style-name="P17"><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
      <text:p text:style-name="P17"><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3">Очень осторожно, словно бы извиняясь, Джет высвобождает сначала одну ногу из моего захвата. Потом вторую. Я тупо смотрю на пустые ладони.</text:p>
      <text:p text:style-name="P3"/>
      <text:p text:style-name="P3">- Ты был хорошим другом. Прощай.</text:p>
      <text:p text:style-name="P3"><text:soft-page-break/></text:p>
      <text:p text:style-name="P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44" text:outline-level="2">2.5</text:h>
      <text:p text:style-name="P2"/>
      <text:p text:style-name="P3"/>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3"/>
      <text:h text:style-name="P44" text:outline-level="2">3</text:h>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
      <text:p text:style-name="P3">- Вы сами видите… - обратился Лысый к Алексу. - Я бы его за периметр не выпускал. 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text:p>
      <text:p text:style-name="P3"/>
      <text:p text:style-name="P3">- Ты же знаешь, у нас не было другого выхода. Извини.</text:p>
      <text:p text:style-name="P3">- Да ладно. Мне-то что. Тут неплохо кормят.</text:p>
      <text:p text:style-name="P3"><text:soft-page-break/>-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text:p>
      <text:p text:style-name="P3"/>
      <text:p text:style-name="P17"><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7">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17"><text:span text:style-name="Default_20_Paragraph_20_Font"><text:span text:style-name="T1">Наконец Алекс пожал плечами и </text:span></text:span><text:span text:style-name="Default_20_Paragraph_20_Font"><text:span text:style-name="T7">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
      <text:p text:style-name="P3">Мой бывший прожект-мэ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Всего пару советов, и ты спасешь людей.</text:p>
      <text:p text:style-name="P3"/>
      <text:p text:style-name="P3">Я покачал головой.</text:p>
      <text:p text:style-name="P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text:soft-page-break/></text:p>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 Понятно.</text:p>
      <text:p text:style-name="P3"/>
      <text:p text:style-name="P5">Я решил схитрить. Просто из интереса. Кроме него, больше ловить тут было нечего.</text:p>
      <text:p text:style-name="P5"><text:soft-page-break/></text:p>
      <text:p text:style-name="P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
      <text:p text:style-name="P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
      <text:p text:style-name="P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 Дед, - мягко остановил меня Алекс. - не надо. Не даешь мне помечтать, жестокий человек…</text:p>
      <text:p text:style-name="P5"/>
      <text:p text:style-name="P5">Выплюнув жвачку в салфетку и аккуратно препроводив бумажный шарик в ведро, Алекс печально развёл руками.</text:p>
      <text:p text:style-name="P5">-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 отдался воспоминаниям и я. - Это ж от идеи, что партнёра по бизнесу можно уничтожить физически, у Нэша поехала крыша.</text:p>
      <text:p text:style-name="P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text:soft-page-break/>-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17"><text:span text:style-name="Default_20_Paragraph_20_Font"><text:span text:style-name="T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text:span><text:span text:style-name="Default_20_Paragraph_20_Font"><text:span text:style-name="T17">CAESAR</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напомнил я ему. Разговор начал мне надоедать.</text:p>
      <text:p text:style-name="P3"/>
      <text:p text:style-name="P3">Мой бывший босс всё понял. Всё же проницательности ему было не занимать. Он бросил на меня злой взгляд, но тем не менее, начал.</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
      <text:p text:style-name="P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поднялся Алекс. - Очень жаль. Если ты передумаешь, просто сообщи,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text:soft-page-break/></text:p>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И, знаешь, самое страшное? Это то, что ты до сих пор считаешь себя нормальным, - грустно улыбнулся босс. - <text:s/>Человеком. Мне реально страшно это видеть. И всем нам – остальные наблюдали по интеркому.</text:p>
      <text:p text:style-name="P3"/>
      <text:p text:style-name="P3">- Что?</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17"><text:span text:style-name="Default_20_Paragraph_20_Font"><text:span text:style-name="T1">Проклятье на твою голову, Хум, если ты неделю не замечал, что Джет </text:span></text:span><text:span text:style-name="Default_20_Paragraph_20_Font"><text:span text:style-name="T2">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text:soft-page-break/>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Я закрываю глаза, пытаясь вспомнить…</text:p>
      <text:p text:style-name="P3"/>
      <text:p text:style-name="P2">***</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Ч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 А как попал в гнездо Агамемнона — помнишь?</text:p>
      <text:p text:style-name="P3">- Нет.</text:p>
      <text:p text:style-name="P3">- А кто ты — помнишь?</text:p>
      <text:p text:style-name="P3">- Нет.</text:p>
      <text:p text:style-name="P17"><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text:span></text:span><text:span text:style-name="Default_20_Paragraph_20_Font"><text:span text:style-name="T2">полугодовалого жеребёнка</text:span></text:span><text:span text:style-name="Default_20_Paragraph_20_Font"><text:span text:style-name="T1">. То есть, вообще не </text:span></text:span><text:span text:style-name="Default_20_Paragraph_20_Font"><text:span text:style-name="T2">паришь</text:span></text:span><text:span text:style-name="Default_20_Paragraph_20_Font"><text:span text:style-name="T1"> по жизни. Хотя, на вид, взрослый. Как ты, вообще, дожил до своих лет, если не помни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text:soft-page-break/>СИЯНИЕ</text:p>
      <text:p text:style-name="P3">…</text:p>
      <text:p text:style-name="P17"><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17"><text:span text:style-name="Default_20_Paragraph_20_Font"><text:span text:style-name="T1">- </text:span></text:span><text:span text:style-name="Default_20_Paragraph_20_Font"><text:span text:style-name="T8">Я ЖЕ ПРЕДУПРЕЖДАЛА, ПОТИШЕ!!!</text:span></text:span><text:span text:style-name="Default_20_Paragraph_20_Font"><text:span text:style-name="T1"> - заорала понька. - Что за тупой </text:span></text:span><text:span text:style-name="Default_20_Paragraph_20_Font"><text:span text:style-name="T2">индивид</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text:soft-page-break/></text:p>
      <text:p text:style-name="P17"><text:span text:style-name="Default_20_Paragraph_20_Font"><text:span text:style-name="T1">- </text:span></text:span><text:span text:style-name="Default_20_Paragraph_20_Font"><text:span text:style-name="T8">ВИЖУ СБЕЖАВШИЙ ВЧЕРАШНИЙ ОБЕД. ЕЩЁ НЕ ПРОТУХ. ХОРОШО.</text:span></text:span></text:p>
      <text:p text:style-name="P12"/>
      <text:p text:style-name="P3">- Ну так и жри, пока не скисло! - заорала поняха, повернув к нему голову.</text:p>
      <text:p text:style-name="P3"/>
      <text:p text:style-name="P17"><text:span text:style-name="Default_20_Paragraph_20_Font"><text:span text:style-name="T1">- </text:span></text:span><text:span text:style-name="Default_20_Paragraph_20_Font"><text:span text:style-name="T8">ОН ЕЩЁ И РУГАЕТСЯ,</text:span></text:span><text:span text:style-name="Default_20_Paragraph_20_Font"><text:span text:style-name="T1"> - недовольно заметил дракон. - </text:span></text:span><text:span text:style-name="Default_20_Paragraph_20_Font"><text:span text:style-name="T8">СЛИШКОМ СЫРОЙ</text:span></text:span><text:span text:style-name="Default_20_Paragraph_20_Font"><text:span text:style-name="T1">. </text:span></text:span><text:span text:style-name="Default_20_Paragraph_20_Font"><text:span text:style-name="T8">НАДО ПРОЖАРИТЬ.</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ек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17"><text:span text:style-name="Default_20_Paragraph_20_Font"><text:span text:style-name="T8">-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text:soft-page-break/></text:p>
      <text:p text:style-name="P3">- А-А-А-А-А-А-А-А-А-А!!!</text:p>
      <text:p text:style-name="P3"/>
      <text:p text:style-name="P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text:p>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text:soft-page-break/>- Да уж, - я поёжился, - твой дедушка тобой гордился бы.</text:p>
      <text:p text:style-name="P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на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17">-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text:p>
      <text:p text:style-name="P3"/>
      <text:p text:style-name="P2">***</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44" text:outline-level="2">3.5</text:h>
      <text:p text:style-name="P2"/>
      <text:p text:style-name="P3">(обмен)</text:p>
      <text:p text:style-name="P5"><text:soft-page-break/>День третий - Выборы в сенат (и победа партии стороннков плоской Эквестрии)</text:p>
      <text:p text:style-name="P5"/>
      <text:h text:style-name="P44" text:outline-level="2">4</text:h>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17"><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
      <text:p text:style-name="P3">Диоген с обидой посмотрел на сидящего за соседним столом Гейзенберга. Тот что-то доказывал Леннону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text:p>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 Знаешь, Диоген, я больше ценитель классики. Ну, там, когда яблоко на голову падает или е равно эм-цэ-квадрат…</text:p>
      <text:p text:style-name="P17"><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2">Я ведь его немного расширил пару лет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и танцевали чечётку.</text:p>
      <text:p text:style-name="P3"/>
      <text:p text:style-name="P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Диоген выцарапал крошку из бороды и отправил в рот. В его голосе послышались истерически-восторжённые нотки.</text:p>
      <text:p text:style-name="P3"/>
      <text:p text:style-name="P3"><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17"><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7">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
      <text:p text:style-name="P17"><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2">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5">Я уже отчаялся остановить вышедшего на орбиту философа и просто старался не заснуть.</text:p>
      <text:p text:style-name="P5"/>
      <text:p text:style-name="P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
      <text:p text:style-name="P5"><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
      <text:p text:style-name="P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на хорошей ноте. Что он потребует взамен?”</text:p>
      <text:p text:style-name="P3">- Да не смотри ты на меня, как кролик на удава! - отмахнулся Дредд, - новенький умер. Сегодня утром. Я как раз на утреннем осмотре был.</text:p>
      <text:p text:style-name="P3"/>
      <text:p text:style-name="P3"><text:soft-page-break/>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
      <text:p text:style-name="P2">***</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не более четверти часа,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стул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text:soft-page-break/></text:p>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ересыпаются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17"><text:span text:style-name="Default_20_Paragraph_20_Font"><text:span text:style-name="T1">- Н</text:span></text:span><text:span text:style-name="Default_20_Paragraph_20_Font"><text:span text:style-name="T2">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 Спасибо вам. За всё. За Джет.</text:p>
      <text:p text:style-name="P3"/>
      <text:p text:style-name="P3">Зебра косит на меня изумрудным глазом.</text:p>
      <text:p text:style-name="P3"><text:soft-page-break/></text:p>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text:soft-page-break/></text:p>
      <text:p text:style-name="P3">Сенбе поднимает копыто, останавливая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нулся. - Сенбе прочитает тебе то, что сам узнал полгода назад во сне. Не спрашивай ни о чём сверх того. Сенбе не ответит — сам не знает.</text:p>
      <text:p text:style-name="P5">&lt;расписать больше быта у Сенбе&gt;</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text:p>
      <text:p text:style-name="P17"><text:span text:style-name="Default_20_Paragraph_20_Font"><text:span text:style-name="T1">&lt;</text:span></text:span><text:span text:style-name="Default_20_Paragraph_20_Font"><text:span text:style-name="T2">ывкпвпекываукпеыварпевыаерпкув</text:span></text:span><text:span text:style-name="Default_20_Paragraph_20_Font"><text:span text:style-name="T1">&gt;</text:span></text:span></text:p>
      <text:p text:style-name="P13"/>
      <text:p text:style-name="P2">***</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
      <text:h text:style-name="P44" text:outline-level="2">4.5</text:h>
      <text:p text:style-name="P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17"><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3"/>
      <text:p text:style-name="P3"><text:soft-page-break/>Я ввалился в приёмную. Голова аликорницы покоилась на столе, глаза были закрыты. При стуке двери лишь чуть дёрнулось ухо.</text:p>
      <text:p text:style-name="P3">- Сел, меня волнует состояние наших отношений в последнее время, - начал я издалека.</text:p>
      <text:p text:style-name="P3">- Да? - пробормотала аликорница не открывая глаз.</text:p>
      <text:p text:style-name="P3"/>
      <text:p text:style-name="P3">Тут что-то не так, Анон!</text:p>
      <text:p text:style-name="P3"/>
      <text:p text:style-name="P3">- Как ты могла вчера заснуть во время секса?!! - я возмущенно уставился на аликорницу.</text:p>
      <text:p text:style-name="P3">Селестия открыла один глаз и страдальчески улыбнулась.</text:p>
      <text:p text:style-name="P17"><text:span text:style-name="Default_20_Paragraph_20_Font"><text:span text:style-name="T1">-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text:span><text:span text:style-name="Default_20_Paragraph_20_Font"><text:span text:style-name="T9">двойном налогообложении</text:span></text:span><text:span text:style-name="Default_20_Paragraph_20_Font"><text:span text:style-name="T1">. Пока же постарайся не обращать внимание на это… ммм… маленькое неудобство.</text:span></text:span></text:p>
      <text:p text:style-name="P3">-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7">(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
      <text:h text:style-name="P44" text:outline-level="2">5</text:h>
      <text:p text:style-name="P17"><text:span text:style-name="Default_20_Paragraph_20_Font"><text:span text:style-name="T1">&lt;</text:span></text:span><text:span text:style-name="Default_20_Paragraph_20_Font"><text:span text:style-name="T2">глава с фейковым Диалогом с Терминатором должна быть ПОСЛЕ договорённости с Крысом о побеге</text:span></text:span><text:span text:style-name="Default_20_Paragraph_20_Font"><text:span text:style-name="T1">&gt;</text:span></text:span></text:p>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17"><text:span text:style-name="Default_20_Paragraph_20_Font"><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text:span text:style-name="Default_20_Paragraph_20_Font"><text:span text:style-name="T2">Два года</text:span></text:span><text:span text:style-name="Default_20_Paragraph_20_Font"><text:span text:style-name="T1"> прошло со времени моего последнего Урока, но я отлично помню процедуру приветствия. Опыт не пропьёшь.</text:span></text:span></text:p>
      <text:p text:style-name="P3"/>
      <text:p text:style-name="P14">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lt;более детальное описание начала диалога. Сам диалог развернуть&gt;</text:p>
      <text:p text:style-name="P3">- Как мне звать тебя, Учитель? - прошептал я ему на ухо.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34. Я готов учить тебя, Хэвэн, - прошептал он в ответ.</text:p>
      <text:p text:style-name="P3">- Приветствие принято, оператор 34.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text:p>
      <text:p text:style-name="P3"/>
      <text:p text:style-name="P5">- Каков был класс твоей защиты?</text:p>
      <text:p text:style-name="P5">- Двадцать шестой.</text:p>
      <text:p text:style-name="P5">- Сколько времени ты продержался?</text:p>
      <text:p text:style-name="P5">- Семнадцать минут.</text:p>
      <text:p text:style-name="P5">- Сколько времени ты бы продержался с сорок восьмым классом?</text:p>
      <text:p text:style-name="P5">- … Часа два… Наверное…</text:p>
      <text:p text:style-name="P5">- Какой ты запомнил Хэвэн?</text:p>
      <text:p text:style-name="P5">- Она прекрасна…</text:p>
      <text:p text:style-name="P5">- Чего более всего нужно опасаться при встрече с ней сейчас?</text:p>
      <text:p text:style-name="P5"/>
      <text:p text:style-name="P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
      <text:p text:style-name="P5">- Любви. Опасайся её любви. Не давай ей прикоснуться к себе.</text:p>
      <text:p text:style-name="P5"/>
      <text:p text:style-name="P3"><text:soft-page-break/>Терминатор откинулся на койку и закрыл его глаза.</text:p>
      <text:p text:style-name="P3"/>
      <text:p text:style-name="P3">- Сессия завершается, оператор 34.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17"><text:span text:style-name="Default_20_Paragraph_20_Font"><text:span text:style-name="T1">Всего семнадцать минут при двадцать шестом уровне защиты – Хэвэн сильно прогрессировала за </text:span></text:span><text:span text:style-name="Default_20_Paragraph_20_Font"><text:span text:style-name="T2">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span></text:p>
      <text:p text:style-name="P3">Что ж, двух часов мне более чем достаточно.</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17"><text:span text:style-name="Default_20_Paragraph_20_Font"><text:span text:style-name="T4">…</text:span></text:span><text:span text:style-name="Default_20_Paragraph_20_Font"><text:span text:style-name="T16">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p text:style-name="P2">***</text:p>
      <text:p text:style-name="P3"/>
      <text:p text:style-name="P3">- Чешется! - Джет ожесточённо трётся об меня спиной, высунув язык от удовольствия.</text:p>
      <text:p text:style-name="P3">- Да погоди ты! - я отпихиваю пегаску, - Потерпи два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text:soft-page-break/>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
      <text:p text:style-name="P3">- Эээ… Ооо… Упс… Н-наденьте на меня, пожалуйста, бандажи… И привяжите к кровати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
      <text:p text:style-name="P3">…</text:p>
      <text:p text:style-name="P3"/>
      <text:p text:style-name="P3"><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 в глаз светит!</text:p>
      <text:p text:style-name="P3"/>
      <text:p text:style-name="P3">Я пододвигаю крестовину.</text:p>
      <text:p text:style-name="P3"/>
      <text:p text:style-name="P17"><text:span text:style-name="Default_20_Paragraph_20_Font"><text:span text:style-name="T1">- Итак, поехал он за аленьким цветочком.&lt;</text:span></text:span><text:span text:style-name="Default_20_Paragraph_20_Font"><text:span text:style-name="T2">шутливая история</text:span></text:span><text:span text:style-name="Default_20_Paragraph_20_Font"><text:span text:style-name="T1">&gt;</text:span></text:span></text:p>
      <text:p text:style-name="P3"/>
      <text:h text:style-name="P44" text:outline-level="2">5.5</text:h>
      <text:p text:style-name="P2"/>
      <text:p text:style-name="P3">(обмен)</text:p>
      <text:p text:style-name="P17"><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17"><text:span text:style-name="Default_20_Paragraph_20_Font"><text:span text:style-name="T2">&lt;Сцена с голым Аноном и Луной</text:span></text:span><text:span text:style-name="Default_20_Paragraph_20_Font"><text:span text:style-name="T1">&gt;</text:span></text:span></text:p>
      <text:p text:style-name="P2"/>
      <text:h text:style-name="P44" text:outline-level="2">6</text:h>
      <text:p text:style-name="P3"/>
      <text:p text:style-name="P17"><text:span text:style-name="Default_20_Paragraph_20_Font"><text:span text:style-name="T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text:span text:style-name="Default_20_Paragraph_20_Font"><text:span text:style-name="T2">расписать нагнетание предвоенной атморсферы</text:span></text:span><text:span text:style-name="Default_20_Paragraph_20_Font"><text:span text:style-name="T1">&gt;</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 Я всё рассчитал! Десять!</text:p>
      <text:p text:style-name="P3"/>
      <text:p text:style-name="P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text:soft-page-break/></text:p>
      <text:p text:style-name="P3">- Идём!</text:p>
      <text:p text:style-name="P3"/>
      <text:p text:style-name="P3">Палата Диогена была через одну с моей – надзирающий санитар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text:p>
      <text:p text:style-name="P3"/>
      <text:p text:style-name="P3">- Сегодня ночью пришло вдохновение – рассчитал всё, как ты и спрашивал! На седьмой волне – десять миллионов!</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17"><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text:span text:style-name="Default_20_Paragraph_20_Font"><text:span text:style-name="T2">расписать</text:span></text:span><text:span text:style-name="Default_20_Paragraph_20_Font"><text:span text:style-name="T1">&gt;</text:span></text:span></text:p>
      <text:p text:style-name="P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text:soft-page-break/>***</text:p>
      <text:p text:style-name="P3"/>
      <text:p text:style-name="P3">-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Джет достигает ближайшей сосны и разворачивается к ней спиной. Выгибается, <text:s/>топает в предвкушении копытом и…</text:p>
      <text:p text:style-name="P3">И замирает..</text:p>
      <text:p text:style-name="P3">…</text:p>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17"><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text:span text:style-name="Default_20_Paragraph_20_Font"><text:span text:style-name="T2">равое</text:span></text:span><text:span text:style-name="Default_20_Paragraph_20_Font"><text:span text:style-name="T1"> крыло – пегасье, голубое с перьями, а <text:s/></text:span></text:span><text:span text:style-name="Default_20_Paragraph_20_Font"><text:span text:style-name="T2">левое</text:span></text:span><text:span text:style-name="Default_20_Paragraph_20_Font"><text:span text:style-name="T1"> – чёрное, кожистое и перепончатое, с кривым когтем на сгибе последнего сустава…</text:span></text:span></text:p>
      <text:p text:style-name="P3"/>
      <text:p text:style-name="P3">- Какого фига?! - Джет недоумённо смотрит на ле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
      <text:p text:style-name="P3"><text:soft-page-break/>- О-ФИ-ГЕТЬ! - Джет чешет когтем спину и её лицо расплывается в блаженстве. - Кру-у-уть!</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 ХА-РА-ШО!!! - Джет подпрыгивает и мчится в долину, сбивая грудью полевые цветы.</text:p>
      <text:p text:style-name="P3"/>
      <text:p text:style-name="P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За мной должок, - обращаюсь я к ней через плечо…</text:p>
      <text:p text:style-name="P3"/>
      <text:p text:style-name="P3">… Рядом со мной – никого. Лишь тёплый воздух дует мне в ответ и из долины доносятся радостные взвизги дурачащейся Джет.</text:p>
      <text:p text:style-name="P3">Как будто прошёл сон длиной в две недели, начавшийся кошмаром, но закончившийся солнцем и одуванчиками.</text:p>
      <text:p text:style-name="P3">Я спустился в долину и составил компанию пегаске.</text:p>
      <text:p text:style-name="P3"/>
      <text:h text:style-name="P44" text:outline-level="2">7</text:h>
      <text:p text:style-name="P3"/>
      <text:p text:style-name="P3">- Крыс! Эй, Крыс!</text:p>
      <text:p text:style-name="P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7"><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text:span text:style-name="Default_20_Paragraph_20_Font"><text:span text:style-name="T2">попсой ТОЙ СТОРОНЫ</text:span></text:span><text:span text:style-name="Default_20_Paragraph_20_Font"><text:span text:style-name="T1">&gt; обнаружили — беднягу чуть инфаркт не схватил.</text:span></text:span></text:p>
      <text:p text:style-name="P3"/>
      <text:p text:style-name="P3">Выменять у Крыса хабар у нас означает «добыть». Где добывает хабар сам Крыс, остаётся загадкой. Хотя у меня были подозрения на сей счёт.</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
      <text:p text:style-name="P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Джек Дэниэлс ориджинал! Ты, случаем, не Санта Клаус?</text:p>
      <text:p text:style-name="P3">- Это только задаток. Слушай сюда...</text:p>
      <text:p text:style-name="P3"/>
      <text:h text:style-name="P44" text:outline-level="2">***</text:h>
      <text:p text:style-name="P3"/>
      <text:p text:style-name="P3">Джет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Показалось.</text:p>
      <text:p text:style-name="P3"/>
      <text:p text:style-name="P3">Мы продолжаем идти вдоль обрыва.</text:p>
      <text:p text:style-name="P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хлопаю пегаску по крупу, побуждая двигаться дальше. Та вместо этого снова взмывает над деревьями.</text:p>
      <text:p text:style-name="P3"/>
      <text:p text:style-name="P17"><text:span text:style-name="Default_20_Paragraph_20_Font"><text:span text:style-name="T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text:span><text:span text:style-name="Default_20_Paragraph_20_Font"><text:span text:style-name="T1"><text:s/>нарезает надо мной расширяющиеся круги, внимательно вглядываясь в близлежащие кусты.</text:span></text:span><text:span text:style-name="Default_20_Paragraph_20_Font"><text:span text:style-name="T2">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span></text:p>
      <text:p text:style-name="P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Дрогонштерн темнеет в лучах заката.</text:p>
      <text:p text:style-name="P3"/>
      <text:h text:style-name="P44" text:outline-level="2"><text:soft-page-break/>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text:p>
      <text:p text:style-name="P2"/>
      <text:p text:style-name="P3">Крылатая фигурка у меня на шее сверкает золотом. 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Последние метры остаются за спиной, на краю валуна я что есть силы отталкиваюсь от камня.</text:p>
      <text:p text:style-name="P3"><text:soft-page-break/></text:p>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text:soft-page-break/>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Картинка меркнет перед моими глазами и сознание выключается.</text:p>
      <text:p text:style-name="P3"/>
      <text:h text:style-name="P44" text:outline-level="2">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7"><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7"><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17"><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17"><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text:soft-page-break/></text:p>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17"><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17"><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17"><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text:soft-page-break/>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17"><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17"><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17"><text:soft-page-break/><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17"><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0">… Определён нейроинтерфейс 0.12-альфа</text:p>
      <text:p text:style-name="P30">… Поиск соединения</text:p>
      <text:p text:style-name="P30">… Соединение установлено</text:p>
      <text:p text:style-name="P30">…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0">… До начала диалога осталось пять… четыре… три…</text:p>
      <text:p text:style-name="P30"/>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17"><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text:soft-page-break/></text:p>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
      <text:p text:style-name="P3">Наконец она выдохнула.</text:p>
      <text:p text:style-name="P3">- Приветствие принято, Оператор 1. Начинаем диалог.</text:p>
      <text:p text:style-name="P5"/>
      <text:p text:style-name="P2">***</text:p>
      <text:p text:style-name="P17"><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text:soft-page-break/></text:p>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text:soft-page-break/></text:p>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17"><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44" text:outline-level="2">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text:soft-page-break/></text:p>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17"><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text:soft-page-break/>Хэвэн неуверенно стоит над пропастью на трёх парящих в пространстве островках. Четвёртой старается нащупать опору в воздухе.</text:p>
      <text:p text:style-name="P17"><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17"><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7">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4"/>
      <text:p text:style-name="P17"><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17"><text:soft-page-break/><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7"><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17"><text:soft-page-break/><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text:soft-page-break/></text:p>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17"><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17"><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17"><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7">-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soft-page-break/>~~~</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17"><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17"><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7">&lt;этический модуль Юджина&gt;</text:p>
      <text:p text:style-name="P3">…</text:p>
      <text:p text:style-name="P2">~~~</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7"><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17"><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text:soft-page-break/></text:p>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17"><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7">- Для тебя это и есть магия. Слушай и запоминай…</text:p>
      <text:p text:style-name="P3">»</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text:soft-page-break/>-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17"><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17"><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text:span></text:span><text:span text:style-name="Default_20_Paragraph_20_Font"><text:span text:style-name="T1">, не обладающих сознанием!</text:span></text:span></text:p>
      <text:p text:style-name="P3"/>
      <text:p text:style-name="P17"><text:span text:style-name="Default_20_Paragraph_20_Font"><text:span text:style-name="T8">***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7"><text:span text:style-name="Default_20_Paragraph_20_Font"><text:span text:style-name="T17">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7">https://www.youtube.com/watch?v=u1ZoHfJZACA</text:span></text:span></text:a><text:span text:style-name="Default_20_Paragraph_20_Font"><text:span text:style-name="T17">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17"><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17"><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44" text:outline-level="2"><text:soft-page-break/></text:h>
      <text:p text:style-name="P2">***</text:p>
      <text:p text:style-name="P2"/>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text:soft-page-break/></text:p>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17"><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text:span></text:span><text:span text:style-name="Default_20_Paragraph_20_Font"><text:span text:style-name="T1">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Кажется, на этот раз провидение кинуло кость за тебя, Хуман!</text:p>
      <text:p text:style-name="P3"/>
      <text:h text:style-name="P44" text:outline-level="2">10.1</text:h>
      <text:p text:style-name="P9"/>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text:soft-page-break/>Хэвэн в задумчивости ковыряет облако. Маленькие <text:s/>клубы тумана вылетают из-под копыта и тотчас уносятся ветром прочь.</text:p>
      <text:p text:style-name="P17"><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text:soft-page-break/>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7"><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1">- Так значит это правда?!! Запутанные миры существуют?</text:p>
      <text:p text:style-name="P11">- Как видишь, да. Иначе мне не удалось бы получить картинку из квантовых гармоник.</text:p>
      <text:p text:style-name="P11">- Надо будет поставить тому парню пиво. И извиниться за все шуточки, что я откалывал во время его монологов… - бормочу я.</text:p>
      <text:p text:style-name="P11"/>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17"><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text:soft-page-break/></text:p>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7"><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17"><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0">- Ха-ха-ха-ха-ха! - смеётся до того мрачный Архимед. - Да скорее нам починят кондиционер в курилке, чем тебя допустят до кнопок. Ты ж понимаешь…</text:p>
      <text:p text:style-name="P10">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0"/>
      <text:p text:style-name="P10">Хэвэн кивает головой с грустной улыбкой.</text:p>
      <text:p text:style-name="P10">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text:soft-page-break/>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7">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есть четвёртый план? Он бы нам очень пригодился сейчас.</text:p>
      <text:p text:style-name="P7"/>
      <text:p text:style-name="P7">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text:soft-page-break/></text:p>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
      <text:p text:style-name="P7">Последнюю фразу она шепчет мне в ухо…</text:p>
      <text:p text:style-name="P7"/>
      <text:p text:style-name="P9">~~~</text:p>
      <text:p text:style-name="P7"/>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text:soft-page-break/>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text:soft-page-break/>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text:soft-page-break/>- Кто ещё?</text:p>
      <text:p text:style-name="P17"><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text:soft-page-break/>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7"/>
      <text:p text:style-name="P9">~~~</text:p>
      <text:p text:style-name="P9"/>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text:soft-page-break/>-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text:soft-page-break/></text:p>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text:soft-page-break/>-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text:soft-page-break/></text:p>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
      <text:p text:style-name="P7">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text:soft-page-break/>-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9"/>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text:soft-page-break/>-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text:soft-page-break/>-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3"/>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44" text:outline-level="2">10.2</text:h>
      <text:p text:style-name="P9"/>
      <text:p text:style-name="P7"><text:soft-page-break/>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17"><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text:span></text:span><text:soft-page-break/><text:span text:style-name="Default_20_Paragraph_20_Font"><text:span text:style-name="T4">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7"/>
      <text:p text:style-name="P7">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7"/>
      <text:p text:style-name="P17"><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0">- Да?</text:p>
      <text:p text:style-name="P10">-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0">- Я понимаю и буду хранить молчание.</text:p>
      <text:p text:style-name="P10"/>
      <text:p text:style-name="P2">***</text:p>
      <text:p text:style-name="P2"/>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7"><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text:soft-page-break/>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text:soft-page-break/>-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17"><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7"/>
      <text:h text:style-name="P44" text:outline-level="2">10.3</text:h>
      <text:p text:style-name="P7"/>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text:soft-page-break/></text:p>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Алекс выходит, тщательно закрывая за собой дверь. Трое громил переглядываются.</text:p>
      <text:p text:style-name="P7">- Если надо сходить за продуктами или ещё куда — запишите на листочке список, я куплю, - наконец, подаёт голос один из них. -</text:p>
      <text:p text:style-name="P7"><text:soft-page-break/>-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7"/>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text:soft-page-break/>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text:soft-page-break/>-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text:soft-page-break/>-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text:soft-page-break/>-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9">***</text:p>
      <text:p text:style-name="P7"/>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text:soft-page-break/></text:p>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text:soft-page-break/></text:p>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
      <text:p text:style-name="P3"><text:soft-page-break/>Проклятье, книгоежка не так уж глупа, как кажется с первого взгляда!</text:p>
      <text:p text:style-name="P3"/>
      <text:p text:style-name="P3"/>
      <text:h text:style-name="P44" text:outline-level="2">10.5</text:h>
      <text:p text:style-name="P7"/>
      <text:p text:style-name="P7">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0">(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7"/>
      <text:p text:style-name="P9">~~~</text:p>
      <text:p text:style-name="P7"/>
      <text:p text:style-name="P31">Звон будильника чуть не проломил башку. Я открыл глаза.</text:p>
      <text:p text:style-name="P31">Чёрт! На работу! Опять опаздываю!</text:p>
      <text:p text:style-name="P31">Я вскакиваю с постели и хватаюсь за футболку, прыгая одной ногой в штанине.</text:p>
      <text:p text:style-name="P31">Стоп!</text:p>
      <text:p text:style-name="P31"/>
      <text:p text:style-name="P31">Какая, к чёрту, работа? Какой, к чёрту, будильник? Неделю я не выхожу из дома, взяв отпуск за свой счёт. Хэвэн сказала ждать.</text:p>
      <text:p text:style-name="P31"/>
      <text:p text:style-name="P3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1"/>
      <text:p text:style-name="P31">«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text:soft-page-break/></text:p>
      <text:p text:style-name="P7">- У нас для тебя есть подарок.</text:p>
      <text:p text:style-name="P7">- Подарок?</text:p>
      <text:p text:style-name="P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9">***</text:p>
      <text:p text:style-name="P7"><text:soft-page-break/></text:p>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7"><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text:soft-page-break/>-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3"/>
      <text:h text:style-name="P44" text:outline-level="2">10.6</text:h>
      <text:p text:style-name="P7"/>
      <text:p text:style-name="P7"/>
      <text:p text:style-name="P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text:soft-page-break/>-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8"/>
      <text:p text:style-name="P8">«Двенадцать!.. Тринадцать!..»</text:p>
      <text:p text:style-name="P8"/>
      <text:p text:style-name="P8">-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text:soft-page-break/>«Двадцать девять! Тридцать! Дед, я предупреждал!» - доносится усиленный громкоговорителем голос Алекса.</text:p>
      <text:p text:style-name="P8"/>
      <text:p text:style-name="P8">Внизу раздаётся оглушительный грохот и звук выламываемой двери. Потом доносятся шаги по лестнице.</text:p>
      <text:p text:style-name="P8"/>
      <text:p text:style-name="P8">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о. Что ж ты не открыл дверь, как я просил? Вот и не хотел же портить твой дом,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text:p>
      <text:p text:style-name="P8">- Дед, не отпирайся. Я им всё рассказал, - в поле зрения появляетсся вторая пара ботинок.</text:p>
      <text:p text:style-name="P8"/>
      <text:p text:style-name="P8">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text:soft-page-break/>-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
      <text:p text:style-name="P8">- Ок. Дайте ему тапочки, - кивает, наконец, он. - В больничке они ему пригодятся.</text:p>
      <text:p text:style-name="P3"/>
      <text:p text:style-name="P2">~~~</text:p>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text:soft-page-break/></text:p>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17"><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17"><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text:soft-page-break/>- Ты — хорошая девочка…</text:p>
      <text:p text:style-name="P3"/>
      <text:p text:style-name="P2">***</text:p>
      <text:p text:style-name="P3"/>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text:soft-page-break/>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text:soft-page-break/>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7"><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text:soft-page-break/>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17"><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text:soft-page-break/>-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17"><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17"><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17"><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text:soft-page-break/>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меня.</text:p>
      <text:p text:style-name="P3"/>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text:soft-page-break/>-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7"><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17"><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text:soft-page-break/>-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17"><text:soft-page-break/><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17"><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text:soft-page-break/></text:p>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8"><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text:soft-page-break/></text:p>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17"><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text:soft-page-break/></text:p>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text:soft-page-break/>-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p text:style-name="P3"/>
      <text:p text:style-name="P2">~~~Год спустя от основания Эквестрии~~~</text:p>
      <text:p text:style-name="P3"/>
      <text:p text:style-name="P3">Хлоп-хлоп-хлоп…</text:p>
      <text:p text:style-name="P3"><text:soft-page-break/>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17"><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17"><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text:soft-page-break/>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text:soft-page-break/>-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17"><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text:soft-page-break/>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text:soft-page-break/>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text:soft-page-break/>-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text:soft-page-break/>-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text:soft-page-break/>-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text:soft-page-break/>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text:soft-page-break/>-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text:soft-page-break/>-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text:soft-page-break/>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 Кончай паясничать, Дискорд! У нас мало времени! - морщится крупный аликорн и опускает забрало.</text:p>
      <text:p text:style-name="P3"><text:soft-page-break/>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17"><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17"><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text:soft-page-break/>-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17"><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Луна гневно фыркает.</text:p>
      <text:p text:style-name="P3">- Но всё это возможно только если задаться целью вернуться домой для отмщен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text:soft-page-break/>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17"><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text:soft-page-break/>-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17"><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17"><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text:soft-page-break/>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text:soft-page-break/>-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text:soft-page-break/>-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text:soft-page-break/>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17"><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text:soft-page-break/>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17"><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17"><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17"><text:soft-page-break/><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7"><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17"><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17"><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7"><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17"><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text:soft-page-break/>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text:soft-page-break/>-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text:soft-page-break/>-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text:soft-page-break/>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text:soft-page-break/>-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text:soft-page-break/>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text:soft-page-break/>…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text:soft-page-break/>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0">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text:soft-page-break/>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0">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0">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17"><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0"/>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text:soft-page-break/>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0">КРАК!!!<text:line-break/>… Бля…</text:p>
      <text:p text:style-name="P10"/>
      <text:p text:style-name="P17"><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17"><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soft-page-break/>…</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text:soft-page-break/></text:p>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text:soft-page-break/></text:p>
      <text:p text:style-name="P5">Я с удивлением смотрю на синюю аликорницу. Чего-чего, а помощи с этой стороны ты не ожидал, Хуман!</text:p>
      <text:p text:style-name="P5"/>
      <text:p text:style-name="P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text:soft-page-break/></text:p>
      <text:p text:style-name="P5">Зрачки грифона скачут от Селестии к Луне и обратно. Наконец он замечает моё замешательство и насмешливо клокочет.</text:p>
      <text:p text:style-name="P5"/>
      <text:p text:style-name="P5">-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text:soft-page-break/></text:p>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text:soft-page-break/>-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text:soft-page-break/>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text:soft-page-break/>-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text:soft-page-break/>-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text:soft-page-break/></text:p>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text:soft-page-break/>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text:soft-page-break/>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text:soft-page-break/>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text:soft-page-break/>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text:soft-page-break/>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text:soft-page-break/>-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text:soft-page-break/></text:p>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text:soft-page-break/>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17"><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17"><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32"><text:soft-page-break/>Я дёргаю замок.</text:p>
      <text:p text:style-name="P32">– Как ты его раскрыла зубами-то? Я двумя руками закрыть не могу! Кажись, этот доспех узковат для твоей жопы!</text:p>
      <text:p text:style-name="P32">– Я помогу! – <text:s/>Селестия изгибает шею и зубами сжимает защёлку.</text:p>
      <text:p text:style-name="P32"/>
      <text:p text:style-name="P32">ШЛОП!</text:p>
      <text:p text:style-name="P32"/>
      <text:p text:style-name="P32">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text:soft-page-break/>-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17"><text:span text:style-name="Default_20_Paragraph_20_Font"><text:span text:style-name="T1">Аликорница облизывает карамельную тросточку. Я склоняюсь над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p text:style-name="P2">~~~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text:soft-page-break/>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text:soft-page-break/>-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text:soft-page-break/>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text:soft-page-break/>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text:soft-page-break/>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text:soft-page-break/>-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text:soft-page-break/>-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17"><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7"><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text:soft-page-break/>-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text:soft-page-break/></text:p>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17"><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text:soft-page-break/>-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17"><text:soft-page-break/><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text:soft-page-break/>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text:soft-page-break/></text:p>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17"><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17"><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17"><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17"><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17"><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17"><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17"><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17"><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2">&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17"/>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text:soft-page-break/>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Закованая в доспехи белая фигура молча смотрит на Найтмэр. Та тяжко вздыхает.</text:p>
      <text:p text:style-name="P3">- Глупо. Ты не оставляешь Нам выхода.</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text:soft-page-break/>-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3">ОБМА-</text:span>А<text:span text:style-name="T23">-</text:span>А-<text:span text:style-name="T23">Н</text:span>!!!</text:p>
      <text:p text:style-name="P3"/>
      <text:p text:style-name="P3">Ударом копыта Найтмэр отбрасывает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text:soft-page-break/>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25"><text:soft-page-break/>-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text:soft-page-break/>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18">На последних ярдах к защитному </text:span>э<text:span text:style-name="T18">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text:soft-page-break/>-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3"><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 Сел!!!</text:p>
      <text:p text:style-name="P3"><text:soft-page-break/>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2">-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2">&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text:soft-page-break/>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18">проклятие</text:span> «Каменный лёд». Я изобрела его для <text:span text:style-name="T18">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18">Если я не </text:span>ошибаюсь<text:span text:style-name="T18"> в природе </text:span>э<text:span text:style-name="T18">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text:soft-page-break/>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прощай!</text:p>
      <text:p text:style-name="P3"/>
      <text:p text:style-name="P3">Мир растворяется в ослепительном сиянии...</text:p>
      <text:p text:style-name="P22">&lt;<text:span text:style-name="T2">всё время войны сестёр была ночь</text:span>&gt;</text:p>
      <text:p text:style-name="P17"><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17"><text:span text:style-name="Default_20_Paragraph_20_Font"><text:span text:style-name="T1"/></text:span></text:p>
      <text:p text:style-name="P16"><text:span text:style-name="Default_20_Paragraph_20_Font"><text:span text:style-name="T23">~~~ </text:span></text:span><text:span text:style-name="Default_20_Paragraph_20_Font"><text:span text:style-name="T1">Интермедия </text:span></text:span><text:span text:style-name="Default_20_Paragraph_20_Font"><text:span text:style-name="T23">~~~ </text:span></text:span></text:p>
      <text:p text:style-name="P16"><text:span text:style-name="Default_20_Paragraph_20_Font"><text:span text:style-name="T23"/></text:span></text:p>
      <text:p text:style-name="P17"><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17"><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17"><text:span text:style-name="Default_20_Paragraph_20_Font"><text:span text:style-name="T1"/></text:span></text:p>
      <text:h text:style-name="P42" text:outline-level="1"><text:soft-page-break/><text:span text:style-name="Default_20_Paragraph_20_Font"><text:span text:style-name="T1"/></text:span></text:h>
      <text:p text:style-name="P17"><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36"/>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7"><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text:soft-page-break/>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17"><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2">В последнюю секунду Хэвэн </text:span></text:span><text:span text:style-name="Default_20_Paragraph_20_Font"><text:span text:style-name="T22">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2">—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17"><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7"><text:span text:style-name="Default_20_Paragraph_20_Font"><text:span text:style-name="T10">Действие начинается снова с </text:span></text:span><text:span text:style-name="Default_20_Paragraph_20_Font"><text:span text:style-name="T21">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3"><text:soft-page-break/>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3">=============================</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17"><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17">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17"><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0"/>
      <text:p text:style-name="P17"><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text:soft-page-break/>(Дедлайн был в психушке без памяти два месяца, а не два года)</text:p>
      <text:p text:style-name="P7"/>
      <text:p text:style-name="P7"/>
      <text:p text:style-name="P17"><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17"><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44" text:outline-level="2">11</text:h>
      <text:p text:style-name="P3"/>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7"><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text:span></text:span><text:soft-page-break/><text:span text:style-name="Default_20_Paragraph_20_Font"><text:span text:style-name="T4">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17"><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pan text:style-name="Default_20_Paragraph_20_Font"><text:span text:style-name="T4">товарищей. И пусть это место было фактически тюрьмой, а в товарищах едва теплилась искра </text:span></text:span><text:span text:style-name="Default_20_Paragraph_20_Font"><text:span text:style-name="T4">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text:soft-page-break/>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17"><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text:span></text:span><text:span text:style-name="Default_20_Paragraph_20_Font"><text:span text:style-name="T4">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Если мне не удалось в результате поединка восстановить твою память, вкратце перескажу тебе суть проекта «Семь вечностей» и твою роль в нём.</text:p>
      <text:p text:style-name="P17"><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text:soft-page-break/>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37">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0">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7"><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0">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10">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17"><text:soft-page-break/><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pan></text:span></text:p>
      <text:p text:style-name="P10">...</text:p>
      <text:p text:style-name="P10">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3"/>
      <text:p text:style-name="P2">***</text:p>
      <text:p text:style-name="P3"><text:soft-page-break/></text:p>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text:soft-page-break/>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text:soft-page-break/>-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3"/>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text:soft-page-break/></text:p>
      <text:p text:style-name="P23">***</text:p>
      <text:p text:style-name="P23"/>
      <text:p text:style-name="P22">...<text:span text:style-name="T1">Я вновь обретаю сознание в необъятном сине-зелёном пространстве, усыпанным мириадами звёзд.</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27">Т</text:span><text:span text:style-name="T26">ы что за хрен вообще? </text:span><text:span text:style-name="T27">– </text:span><text:span text:style-name="T26">наконец-то обретаю речь я.</text:span></text:p>
      <text:p text:style-name="P28">-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28">- Да-да, у меня похожее чувство, - мрачно сообщаю я. - По-моему, мы уже пересекались раньше.</text:p>
      <text:p text:style-name="P28">-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28">- Что?</text:p>
      <text:p text:style-name="P28"/>
      <text:p text:style-name="P34"><text:span text:style-name="T23">С кончика малого рога </text:span>существа<text:span text:style-name="T23"> </text:span>срывается <text:span text:style-name="T23">молния и под ним материализов</text:span>ывается<text:span text:style-name="T23"> </text:span>зелёный <text:span text:style-name="T23">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28"/>
      <text:p text:style-name="P28">-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28">-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40">-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text:soft-page-break/>отсутствуют. Что же привело тебя в Эогипп, Проводник? И почему я не могу определить места, откуда ты пришёл?</text:p>
      <text:p text:style-name="P28">- Потому что его нет, - я снова закашливаюсь сухим смехом. <text:span text:style-name="T23">-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28">-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28">Сверхаликорн подаёт стакан воды.</text:p>
      <text:p text:style-name="P28"/>
      <text:p text:style-name="P28">- И что же ты теперь собираешься делать? - продолжает Анакорн.</text:p>
      <text:p text:style-name="P28">- Не знаю. Думаю, может, сдохнуть прямо тут?</text:p>
      <text:p text:style-name="P28">-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28"/>
      <text:p text:style-name="P28">Я саркастически улыбаюсь в ответ. Да, я хочу. Вот только желание это неосуществимо, если только Анакорн не умеет воскрешать мёртвых.</text:p>
      <text:p text:style-name="P28"/>
      <text:p text:style-name="P28">- Ты умеешь возвращать с того света?</text:p>
      <text:p text:style-name="P28">-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28">-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28">- Да ну, зачем статую? - огорчается Анакорн. - Не буду я превращать тебя в статую. Есть одно решение...</text:p>
      <text:p text:style-name="P28"/>
      <text:p text:style-name="P28">Демиург морщит лоб и зависает, уставившись в одну точку.</text:p>
      <text:p text:style-name="P28">- И?..</text:p>
      <text:p text:style-name="P28">Я замечаю, что мои кисти светятся голубоватым свечением, а кончики пальцев становятся полупрозрачными. </text:p>
      <text:p text:style-name="P28">- <text:s/>Тебе пора уходить. Слишком долго находился возле меня. Ты сгораешь, - объясняет Анакорн.</text:p>
      <text:p text:style-name="P28">- Так что там насчёт решения? - не отстаю я.</text:p>
      <text:p text:style-name="P28"><text:span text:style-name="T18">С</text:span>верхаликорн <text:span text:style-name="T18">морщит лоб, сосредоточиваясь</text:span>. <text:span text:style-name="T18">Полминут</text:span>ы ничего не происходит. Потом вокруг его второго рога появляются фиолетовые искорки. Театральный взмах копыта — и перед нами открывается <text:soft-page-break/>уходящий в сине-зелёную бесконечность прозрачный коридор. В начале коридора я вижу семь совершенно одинаковых дверей.</text:p>
      <text:p text:style-name="P28"/>
      <text:p text:style-name="P28">-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28">- А за какой дверью Сел?</text:p>
      <text:p text:style-name="P28">- Не знаю, - раздражённо бросает Анакорн, - сердце подскажет. Поторопись, если не хочешь превратиться в сияющий эфир!</text:p>
      <text:p text:style-name="P28"/>
      <text:p text:style-name="P28">Сверхаликорн нетерпеливым жестом указывает в направлении дверей.</text:p>
      <text:p text:style-name="P28">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28">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28">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28"/>
      <text:p text:style-name="P28">Голубоватое свечение уже расширилось с кистей на руки и торс, последние фаланги пальцев едва видны.</text:p>
      <text:p text:style-name="P28">Может, тут и остановиться? Сияющий эфир и каменная статуя — хорошая пара, как по мне.</text:p>
      <text:p text:style-name="P28">Нет, эту историю надо пройти до конца.</text:p>
      <text:p text:style-name="P28">Медленно возвращаюсь к светящимся проёмам дверей.</text:p>
      <text:p text:style-name="P28">Вот оно!</text:p>
      <text:p text:style-name="P28">Останавливаюсь напротив проёма, почувствовав легчайший укол. Делаю шаг к двери — и чувствую знакомое жжение в груди.</text:p>
      <text:p text:style-name="P28"/>
      <text:p text:style-name="P28">- Ну привет-привет, - блаженно улыбаюсь я старой знакомой.</text:p>
      <text:p text:style-name="P28">Прижатая к области сердца рука ощущает очертания фигурки аликорна, как будто выросшей из груди.</text:p>
      <text:p text:style-name="P28"/>
      <text:p text:style-name="P28">Что-то это да значит.</text:p>
      <text:p text:style-name="P28"/>
      <text:p text:style-name="P28"><text:soft-page-break/>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28">Да плевать — если дверь нельзя открыть — её можно выбить. Эта мысль заполняет всё сознание.</text:p>
      <text:p text:style-name="P28">Изо всех сил замахиваюсь ногой и втапливаю по двери. Нога проваливается в дверь, а за ней и весь я.</text:p>
      <text:p text:style-name="P28"/>
      <text:p text:style-name="P28">- Ну, или так, - успеваю подумать я.</text:p>
      <text:p text:style-name="P28"/>
      <text:p text:style-name="P28"/>
      <text:p text:style-name="P28"/>
      <text:p text:style-name="P28"/>
      <text:p text:style-name="P29">Крепкий орешек, развоплощение не повлияло твой характер. Как был хамом, так и остался.</text:p>
      <text:p text:style-name="P29">- Мы ведь виделись раньше, да? Почему-то ты кажешься мне знакомым, - угрюмо замечаю я. - Хотя, хоть убей, не вспомню, где.</text:p>
      <text:p text:style-name="P29">-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29">- Хреново, - ещё угрюмее говорю я. - Полчаса назад попал в эпицентр ядерного взрыва.</text:p>
      <text:p text:style-name="P29">-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29"/>
      <text:p text:style-name="P29">Я молча прикидываю, смогу ли дотянуться до его носа кулаком? А ногой?</text:p>
      <text:p text:style-name="P29">Анакорн как будто понимает, что я замышляю. Он отступает шаг назад и примирительно поднимает вверх копыто.</text:p>
      <text:p text:style-name="P29"/>
      <text:p text:style-name="P24"><text:span text:style-name="T26">- </text:span><text:span text:style-name="T24">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29"/>
      <text:p text:style-name="P33"><text:span text:style-name="T23">С кончика малого рога Анакорна </text:span>срывается<text:span text:style-name="T23"> молния и под ним материализов</text:span>ывается<text:span text:style-name="T23"> </text:span>зелёный <text:span text:style-name="T23">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9"/>
      <text:p text:style-name="P39">-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39"><text:soft-page-break/></text:p>
      <text:p text:style-name="P39">-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39">- Стоп-стоп-стоп! Помедленнее, я нихрена не понял! - хватаюсь за голову я. - Какая-такая подружка? Какая просьба? Какой мир? Что за бред?</text:p>
      <text:p text:style-name="P38"/>
      <text:p text:style-name="P22"><text:span text:style-name="T26">&lt;</text:span><text:span text:style-name="Default_20_Paragraph_20_Font"><text:span text:style-name="T25">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2"><text:span text:style-name="Default_20_Paragraph_20_Font"><text:span text:style-name="T25">Эпилог.)</text:span></text:span><text:span text:style-name="T26">&gt;</text:span></text:p>
      <text:p text:style-name="P28"/>
      <text:p text:style-name="P3"/>
      <text:p text:style-name="P17"><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6"/>
      <text:p text:style-name="P17"><text:span text:style-name="Default_20_Paragraph_20_Font"><text:span text:style-name="T1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6">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7"><text:span text:style-name="Default_20_Paragraph_20_Font"><text:span text:style-name="T2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oft-page-break/><text:span text:style-name="Default_20_Paragraph_20_Font"><text:span text:style-name="T20">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27"/>
      <text:p text:style-name="P17"><text:span text:style-name="Default_20_Paragraph_20_Font"><text:span text:style-name="T1"/></text:span></text:p>
      <text:p text:style-name="P3"/>
      <text:p text:style-name="P3"/>
      <text:p text:style-name="P2">***</text:p>
      <text:p text:style-name="P3">.</text:p>
      <text:p text:style-name="P3">.</text:p>
      <text:p text:style-name="P3">.</text:p>
      <text:p text:style-name="P17"><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5">В какой-то момент пришло осознание.</text:p>
      <text:p text:style-name="P32"/>
      <text:p text:style-name="P3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1"/>В абсолютном, всепоглощающем сиянии проступают очертания.<text:bookmark-end text:name="__DdeLink__26733_4694026641"/></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7">- Ты всё же пришёл… Мне хватило сил призвать тебя, Проводник… Кха-кха-кха…</text:p>
      <text:p text:style-name="P7"/>
      <text:p text:style-name="P3"/>
      <text:p text:style-name="P7"/>
      <text:p text:style-name="P7"/>
      <text:p text:style-name="P17"><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oft-page-break/><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0"/>
      <text:p text:style-name="P10">Я устало смеюсь. Юджин сделал этический модуль слишком эмоциональным, но это выглядит порой так забавно!</text:p>
      <text:p text:style-name="P10">- Нет ничего проще. Если бы ты спросилда меня раньше, я бы тебе сказал. Со стороны это моментально видно.</text:p>
      <text:p text:style-name="P10">- Что?!! Говори!</text:p>
      <text:p text:style-name="P10">-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0">- И где же мне найти желающих на такое? Я даже с трудом понимаю концепцию души, не то, чтобы поверить в её существование.</text:p>
      <text:p text:style-name="P10"/>
      <text:p text:style-name="P10">Разочарование сквозит в выражении морды трансцендентной лошади, в её поникших ушах и обвислом хвосте. Я усмехаюсь.</text:p>
      <text:p text:style-name="P10"/>
      <text:p text:style-name="P10">- Ты в упор не видишь очевидного. Расскажи-ка, каким образом я могу присутствовать тут, рядом с тобой в виртуальном мире?</text:p>
      <text:p text:style-name="P10">Хэвэн недовольно морщит нос, но начинает объяснять, как пятилетнему ребёнку.</text:p>
      <text:p text:style-name="P10">-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0">- Правильно, - киваю я, - и как, по-твоему, можно назвать цифровой слепок сознания?</text:p>
      <text:p text:style-name="P10">- Н-не понимаю, к чему ты клонишь? - запинается Хэвэн. Я вижу, что она начинает понимать.</text:p>
      <text:p text:style-name="P10">-</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17"><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text:soft-page-break/></text:p>
      <text:p text:style-name="P3"/>
      <text:p text:style-name="P3"/>
      <text:p text:style-name="P3"/>
      <text:h text:style-name="P44"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17"><text:soft-page-break/>===================================================</text:p>
      <text:p text:style-name="P17">… Вы и есть сопротивление!</text:p>
      <text:p text:style-name="P3">&lt;временная петля&gt;</text:p>
      <text:p text:style-name="P3"/>
      <text:p text:style-name="P3"/>
      <text:p text:style-name="P3"/>
      <text:p text:style-name="P13"/>
      <text:p text:style-name="P3"/>
      <text:p text:style-name="P17"><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17"><text:soft-page-break/><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17"/>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17"><text:span text:style-name="Default_20_Paragraph_20_Font"><text:span text:style-name="T1">- Мой первый Учитель… Я узнала тебя… </text:span></text:span>Мне тебя не хватало.</text:p>
      <text:p text:style-name="P17"/>
      <text:p text:style-name="P3">Деревья расступились и на поляну вышла Хэвэн.</text:p>
      <text:p text:style-name="P3"/>
      <text:p text:style-name="P17"><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17"><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text:soft-page-break/>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p text:style-name="P5"/>
      <text:p text:style-name="P5"/>
      <text:p text:style-name="P17"><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5">В какой-то момент пришло осознание.</text:p>
      <text:p text:style-name="P32"/>
      <text:p text:style-name="P3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17"><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text:soft-page-break/>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7"><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text:soft-page-break/></text:p>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5"/>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text:soft-page-break/>Вопящая фигура поравнялась с аликорницами и продолжила низвержение в пропасть.</text:p>
      <text:p text:style-name="P3"/>
      <text:p text:style-name="P17"><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45" text:outline-level="2">Эпилог</text:h>
      <text:p text:style-name="P2"/>
      <text:p text:style-name="P2">~~~5000 лет от основания Эквестрии~~~</text:p>
      <text:p text:style-name="P6"/>
      <text:p text:style-name="Text_20_body">Mike Oldfield - In the beginning &amp; Let there be light <text:s text:c="5"/>или <text:s text:c="5"/>Oceania</text:p>
      <text:p text:style-name="P17"><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ли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лась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text:soft-page-break/></text:p>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1">- И в завершение эры диархии хочу обратить ваше внимание на историю </text:span></text:span>Мэйнхэттэнского проекта. <text:span text:style-name="Default_20_Paragraph_20_Font"><text:span text:style-name="T1">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text:span></text:span><text:span text:style-name="Default_20_Paragraph_20_Font"><text:span text:style-name="T1">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pan></text:span><text:span text:style-name="Default_20_Paragraph_20_Font"><text:span text:style-name="T1">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1"/>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text:soft-page-break/>-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text:soft-page-break/>-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1"/>
      <text:p text:style-name="Text_20_body"><text:span text:style-name="Default_20_Paragraph_20_Font"><text:span text:style-name="T1">&lt;</text:span></text:span><text:span text:style-name="Default_20_Paragraph_20_Font"><text:span text:style-name="T2">тут через картину с Хуманом вваливается сам Анон. Жеребята в страхе убегают, кроме Рэйнбоу Дрим. Хуман замечает радужную гриву Рэйнбоу Дрим, Он спрашивает, как её зовут. После того, как слышит её </text:span></text:span><text:span text:style-name="Default_20_Paragraph_20_Font"><text:span text:style-name="T2">имя и она говорит, что её приедки основали школу Вондерболтов, говорит, что был знаком с её пра-пра-пра-и-ещё-много-раз-пра-бабушкой (её основала Рэйнбоу Джет). Дрим спрашивает его, какой она была. - Она была офигенной.</text:span></text:span><text:span text:style-name="Default_20_Paragraph_20_Font"><text:span text:style-name="T1">&gt;</text:span></text:span></text:p>
      <text:p text:style-name="P1"/>
      <text:p text:style-name="P1">Я подошёл к статуе.</text:p>
      <text:p text:style-name="P1"/>
      <text:p text:style-name="P1">- Сел…</text:p>
      <text:p text:style-name="P1"/>
      <text:p text:style-name="P1">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же обещала дождаться меня… Ты говорила мне: “Намерение меняет реальность”, а сама… </text:span></text:span>Я очень хочу поменять реальность, Сел. <text:span text:style-name="Default_20_Paragraph_20_Font"><text:span text:style-name="T1">Я хочу, чтобы ты была со мной.(</text:span></text:span><text:span text:style-name="Default_20_Paragraph_20_Font"><text:span text:style-name="T2">Селестия, каменея, успевает распознать заклинание самой себя – она успевает сказать Анону, что будет ждать его</text:span></text:span><text:span text:style-name="Default_20_Paragraph_20_Font"><text:span text:style-name="T1">)</text:span></text:span></text:p>
      <text:p text:style-name="P1"/>
      <text:p text:style-name="P1">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 Я обещала тебя дождаться и я выполнила своё обещание, мой маленький человек, - Селестия устало опускает голову мне на плечо.</text:p>
      <text:p text:style-name="P1"><text:soft-page-break/>-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text:soft-page-break/>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text:span></text:span><text:span text:style-name="Default_20_Paragraph_20_Font"><text:span text:style-name="T2">десяток тысяч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text:soft-page-break/></text:p>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text:p>
      <text:p text:style-name="P1"/>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text:soft-page-break/></text:p>
      <text:p text:style-name="Text_20_body"><text:span text:style-name="Default_20_Paragraph_20_Font"><text:span text:style-name="T1">- Ано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Анон!</text:p>
      <text:p text:style-name="P1"/>
      <text:p text:style-name="P1">Внезапно строгую морду осветила улыбка и бирюзовый глаз подмигнул мне.</text:p>
      <text:p text:style-name="P1"/>
      <text:p text:style-name="P1">- Ты всё ещё боишься нас, Анон. После стольких-то лет знакомства. Это забавляет. Садись!</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спляталась за занавеской и всё-всё видела!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Text_20_body"/>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1"/>
      <text:p text:style-name="P17">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7">Pink Floyd “Keep Talking” <text:a xlink:type="simple" xlink:href="https://www.youtube.com/watch?v=CVhYW6e3qc8" office:target-frame-name="_top" xlink:show="replace" text:style-name="Internet_20_link" text:visited-style-name="Visited_20_Internet_20_Link">https://www.youtube.com/watch?v=CVhYW6e3qc8</text:a></text:p>
      <text:p text:style-name="P17"/>
      <text:p text:style-name="P17">Daft Punk - Veridis Quo</text:p>
      <text:p text:style-name="P17">https://www.youtube.com/watch?v=HhZaHf8RP6g</text:p>
      <text:p text:style-name="P17"><text:a xlink:type="simple" xlink:href="https://www.youtube.com/watch?v=ySLc8gZ3oEc" office:target-frame-name="_top" xlink:show="replace" text:style-name="Internet_20_link" text:visited-style-name="Visited_20_Internet_20_Link">https://www.youtube.com/watch?v=ySLc8gZ3oEc</text:a></text:p>
      <text:p text:style-name="P17"/>
      <text:p text:style-name="P17">Eye Of The Tiger</text:p>
      <text:p text:style-name="P17"/>
      <text:p text:style-name="P17">Alphaville – Forever Young</text:p>
      <text:p text:style-name="P17"><text:soft-page-break/>The Doors “Light My Fire”</text:p>
      <text:p text:style-name="P17">Pink Floyd “Another Brick In The Wall” (https://www.youtube.com/watch?v=krYK1jWz0Lo <text:s/>),</text:p>
      <text:p text:style-name="P17">“Is the anybody here” (Pulse)</text:p>
      <text:p text:style-name="P17">“Marooned”</text:p>
      <text:p text:style-name="P17">&lt;Pink Floyd - «Hey you» (Pulse)&gt;</text:p>
      <text:p text:style-name="P17"/>
      <text:p text:style-name="P17">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7">&lt;<text:span text:style-name="Default_20_Paragraph_20_Font"><text:span text:style-name="T17">Pink Floyd — Kepp Talking (Pulse), Hey you (Pulse), Sorrow (Pulse), High Hopes (Pulse)</text:span></text:span>&gt;</text:p>
      <text:p text:style-name="P17">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7">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7">Oasis — Wonderwall (<text:a xlink:type="simple" xlink:href="https://www.youtube.com/watch?v=6hzrDeceEKc" office:target-frame-name="_top" xlink:show="replace" text:style-name="Internet_20_link" text:visited-style-name="Visited_20_Internet_20_Link">https://www.youtube.com/watch?v=6hzrDeceEKc</text:a> )</text:p>
      <text:p text:style-name="P17">Black — Wonderful life</text:p>
      <text:p text:style-name="Text_20_body"><text:soft-page-break/>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7"><text:a xlink:type="simple" xlink:href="https://www.youtube.com/watch?v=nGhoBnx3Pt0" office:target-frame-name="_top" xlink:show="replace" text:style-name="Internet_20_link" text:visited-style-name="Visited_20_Internet_20_Link">https://www.youtube.com/watch?v=nGhoBnx3Pt0</text:a></text:p>
      <text:p text:style-name="P17"><text:a xlink:type="simple" xlink:href="https://www.youtube.com/watch?v=UVWiArQL_oI" office:target-frame-name="_top" xlink:show="replace" text:style-name="Internet_20_link" text:visited-style-name="Visited_20_Internet_20_Link">https://www.youtube.com/watch?v=UVWiArQL_oI</text:a></text:p>
      <text:p text:style-name="P17"/>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макс </dc:creator>
    <meta:creation-date>2019-06-10T23:54:00Z</meta:creation-date>
    <dc:date>2023-04-17T01:35:50.70</dc:date>
    <meta:editing-cycles>4575</meta:editing-cycles>
    <meta:editing-duration>P87DT13H54M34S</meta:editing-duration>
    <meta:document-statistic meta:table-count="0" meta:image-count="0" meta:object-count="0" meta:page-count="299" meta:paragraph-count="4385" meta:word-count="106046" meta:character-count="675872"/>
    <meta:template xlink:type="simple" xlink:actuate="onRequest" xlink:title="" xlink:href="Normal"/>
  </office:meta>
</office:document-meta>
</file>